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UNTRY,C,3</text:p>
          </table:table-cell>
          <table:table-cell table:style-name="Default" office:value-type="string" calcext:value-type="string">
            <text:p>POPULATION,C,9</text:p>
          </table:table-cell>
          <table:table-cell table:style-name="Default" office:value-type="string" calcext:value-type="string">
            <text:p>URBANPOPUL,C,10</text:p>
          </table:table-cell>
          <table:table-cell table:style-name="Default" office:value-type="string" calcext:value-type="string">
            <text:p>POPULATIO2,C,11</text:p>
          </table:table-cell>
          <table:table-cell table:style-name="Default" office:value-type="string" calcext:value-type="string">
            <text:p>POPULATIO3,C,11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35468208" calcext:value-type="float">
            <text:p>35468208</text:p>
          </table:table-cell>
          <table:table-cell office:value-type="float" office:value="72.865" calcext:value-type="float">
            <text:p>72.865</text:p>
          </table:table-cell>
          <table:table-cell office:value-type="float" office:value="68.55845262" calcext:value-type="float">
            <text:p>68.55845262</text:p>
          </table:table-cell>
          <table:table-cell office:value-type="float" office:value="14.89172118" calcext:value-type="float">
            <text:p>14.89172118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9081912" calcext:value-type="float">
            <text:p>19081912</text:p>
          </table:table-cell>
          <table:table-cell office:value-type="float" office:value="59.1426" calcext:value-type="float">
            <text:p>59.1426</text:p>
          </table:table-cell>
          <table:table-cell office:value-type="float" office:value="51.26377072" calcext:value-type="float">
            <text:p>51.26377072</text:p>
          </table:table-cell>
          <table:table-cell office:value-type="float" office:value="15.30593727" calcext:value-type="float">
            <text:p>15.3059372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0412376" calcext:value-type="float">
            <text:p>40412376</text:p>
          </table:table-cell>
          <table:table-cell office:value-type="float" office:value="92.4" calcext:value-type="float">
            <text:p>92.4</text:p>
          </table:table-cell>
          <table:table-cell office:value-type="float" office:value="64.69096441" calcext:value-type="float">
            <text:p>64.69096441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344700" calcext:value-type="float">
            <text:p>344700</text:p>
          </table:table-cell>
          <table:table-cell office:value-type="float" office:value="52.7" calcext:value-type="float">
            <text:p>52.7</text:p>
          </table:table-cell>
          <table:table-cell office:value-type="float" office:value="61.63875128" calcext:value-type="float">
            <text:p>61.63875128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8849892" calcext:value-type="float">
            <text:p>8849892</text:p>
          </table:table-cell>
          <table:table-cell office:value-type="float" office:value="44.9086" calcext:value-type="float">
            <text:p>44.9086</text:p>
          </table:table-cell>
          <table:table-cell office:value-type="float" office:value="53.4430837" calcext:value-type="float">
            <text:p>53.4430837</text:p>
          </table:table-cell>
          <table:table-cell office:value-type="float" office:value="80.00263967" calcext:value-type="float">
            <text:p>80.00263967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9929849" calcext:value-type="float">
            <text:p>9929849</text:p>
          </table:table-cell>
          <table:table-cell office:value-type="float" office:value="66.5" calcext:value-type="float">
            <text:p>66.5</text:p>
          </table:table-cell>
          <table:table-cell office:value-type="float" office:value="59.5874271" calcext:value-type="float">
            <text:p>59.5874271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2006945" calcext:value-type="float">
            <text:p>2006945</text:p>
          </table:table-cell>
          <table:table-cell office:value-type="float" office:value="61.6148" calcext:value-type="float">
            <text:p>61.6148</text:p>
          </table:table-cell>
          <table:table-cell office:value-type="float" office:value="63.69992766" calcext:value-type="float">
            <text:p>63.69992766</text:p>
          </table:table-cell>
          <table:table-cell office:value-type="float" office:value="3.541271858" calcext:value-type="float">
            <text:p>3.541271858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194946470" calcext:value-type="float">
            <text:p>194946470</text:p>
          </table:table-cell>
          <table:table-cell office:value-type="float" office:value="86.5" calcext:value-type="float">
            <text:p>86.5</text:p>
          </table:table-cell>
          <table:table-cell office:value-type="float" office:value="67.82002229" calcext:value-type="float">
            <text:p>67.82002229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office:value-type="float" office:value="16468714" calcext:value-type="float">
            <text:p>16468714</text:p>
          </table:table-cell>
          <table:table-cell office:value-type="float" office:value="26.509" calcext:value-type="float">
            <text:p>26.509</text:p>
          </table:table-cell>
          <table:table-cell office:value-type="float" office:value="52.53311189" calcext:value-type="float">
            <text:p>52.53311189</text:p>
          </table:table-cell>
          <table:table-cell office:value-type="float" office:value="60.19266813" calcext:value-type="float">
            <text:p>60.19266813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8382849" calcext:value-type="float">
            <text:p>8382849</text:p>
          </table:table-cell>
          <table:table-cell office:value-type="float" office:value="10.928" calcext:value-type="float">
            <text:p>10.928</text:p>
          </table:table-cell>
          <table:table-cell office:value-type="float" office:value="59.62441336" calcext:value-type="float">
            <text:p>59.62441336</text:p>
          </table:table-cell>
          <table:table-cell office:value-type="float" office:value="326.4349299" calcext:value-type="float">
            <text:p>326.4349299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19598889" calcext:value-type="float">
            <text:p>19598889</text:p>
          </table:table-cell>
          <table:table-cell office:value-type="float" office:value="52.085" calcext:value-type="float">
            <text:p>52.085</text:p>
          </table:table-cell>
          <table:table-cell office:value-type="float" office:value="56.03993418" calcext:value-type="float">
            <text:p>56.03993418</text:p>
          </table:table-cell>
          <table:table-cell office:value-type="float" office:value="41.46070318" calcext:value-type="float">
            <text:p>41.46070318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495999" calcext:value-type="float">
            <text:p>495999</text:p>
          </table:table-cell>
          <table:table-cell office:value-type="float" office:value="62.5786" calcext:value-type="float">
            <text:p>62.5786</text:p>
          </table:table-cell>
          <table:table-cell office:value-type="float" office:value="63.26650472" calcext:value-type="float">
            <text:p>63.26650472</text:p>
          </table:table-cell>
          <table:table-cell office:value-type="float" office:value="123.0766749" calcext:value-type="float">
            <text:p>123.0766749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4401051" calcext:value-type="float">
            <text:p>4401051</text:p>
          </table:table-cell>
          <table:table-cell office:value-type="float" office:value="39.1006" calcext:value-type="float">
            <text:p>39.1006</text:p>
          </table:table-cell>
          <table:table-cell office:value-type="float" office:value="55.92644077" calcext:value-type="float">
            <text:p>55.92644077</text:p>
          </table:table-cell>
          <table:table-cell office:value-type="float" office:value="7.06451411" calcext:value-type="float">
            <text:p>7.06451411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float" office:value="11227208" calcext:value-type="float">
            <text:p>11227208</text:p>
          </table:table-cell>
          <table:table-cell office:value-type="float" office:value="21.8294" calcext:value-type="float">
            <text:p>21.8294</text:p>
          </table:table-cell>
          <table:table-cell office:value-type="float" office:value="51.84511349" calcext:value-type="float">
            <text:p>51.84511349</text:p>
          </table:table-cell>
          <table:table-cell office:value-type="float" office:value="8.916143583" calcext:value-type="float">
            <text:p>8.916143583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17113688" calcext:value-type="float">
            <text:p>17113688</text:p>
          </table:table-cell>
          <table:table-cell office:value-type="float" office:value="89" calcext:value-type="float">
            <text:p>89</text:p>
          </table:table-cell>
          <table:table-cell office:value-type="float" office:value="68.78581742" calcext:value-type="float">
            <text:p>68.78581742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6294841" calcext:value-type="float">
            <text:p>46294841</text:p>
          </table:table-cell>
          <table:table-cell office:value-type="float" office:value="75.1" calcext:value-type="float">
            <text:p>75.1</text:p>
          </table:table-cell>
          <table:table-cell office:value-type="float" office:value="65.857387" calcext:value-type="float">
            <text:p>65.857387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734750" calcext:value-type="float">
            <text:p>734750</text:p>
          </table:table-cell>
          <table:table-cell office:value-type="float" office:value="28.0686" calcext:value-type="float">
            <text:p>28.0686</text:p>
          </table:table-cell>
          <table:table-cell office:value-type="float" office:value="54.66251248" calcext:value-type="float">
            <text:p>54.66251248</text:p>
          </table:table-cell>
          <table:table-cell office:value-type="float" office:value="395.0268817" calcext:value-type="float">
            <text:p>395.0268817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4042899" calcext:value-type="float">
            <text:p>4042899</text:p>
          </table:table-cell>
          <table:table-cell office:value-type="float" office:value="63.6494" calcext:value-type="float">
            <text:p>63.6494</text:p>
          </table:table-cell>
          <table:table-cell office:value-type="float" office:value="55.83409908" calcext:value-type="float">
            <text:p>55.83409908</text:p>
          </table:table-cell>
          <table:table-cell office:value-type="float" office:value="11.83865007" calcext:value-type="float">
            <text:p>11.83865007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19737800" calcext:value-type="float">
            <text:p>19737800</text:p>
          </table:table-cell>
          <table:table-cell office:value-type="float" office:value="51.2798" calcext:value-type="float">
            <text:p>51.2798</text:p>
          </table:table-cell>
          <table:table-cell office:value-type="float" office:value="55.49804189" calcext:value-type="float">
            <text:p>55.49804189</text:p>
          </table:table-cell>
          <table:table-cell office:value-type="float" office:value="62.06855346" calcext:value-type="float">
            <text:p>62.06855346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65965795" calcext:value-type="float">
            <text:p>65965795</text:p>
          </table:table-cell>
          <table:table-cell office:value-type="float" office:value="34.279" calcext:value-type="float">
            <text:p>34.279</text:p>
          </table:table-cell>
          <table:table-cell office:value-type="float" office:value="51.33896319" calcext:value-type="float">
            <text:p>51.33896319</text:p>
          </table:table-cell>
          <table:table-cell office:value-type="float" office:value="29.09763569" calcext:value-type="float">
            <text:p>29.09763569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888716" calcext:value-type="float">
            <text:p>888716</text:p>
          </table:table-cell>
          <table:table-cell office:value-type="float" office:value="77.08" calcext:value-type="float">
            <text:p>77.08</text:p>
          </table:table-cell>
          <table:table-cell office:value-type="float" office:value="61.20393877" calcext:value-type="float">
            <text:p>61.20393877</text:p>
          </table:table-cell>
          <table:table-cell office:value-type="float" office:value="38.33977567" calcext:value-type="float">
            <text:p>38.33977567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9927320" calcext:value-type="float">
            <text:p>9927320</text:p>
          </table:table-cell>
          <table:table-cell office:value-type="float" office:value="70.5" calcext:value-type="float">
            <text:p>70.5</text:p>
          </table:table-cell>
          <table:table-cell office:value-type="float" office:value="62.93436474" calcext:value-type="float">
            <text:p>62.93436474</text:p>
          </table:table-cell>
          <table:table-cell office:value-type="float" office:value="204.57" calcext:value-type="float">
            <text:p>204.57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14464739" calcext:value-type="float">
            <text:p>14464739</text:p>
          </table:table-cell>
          <table:table-cell office:value-type="float" office:value="66.9" calcext:value-type="float">
            <text:p>66.9</text:p>
          </table:table-cell>
          <table:table-cell office:value-type="float" office:value="63.69448549" calcext:value-type="float">
            <text:p>63.69448549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81121077" calcext:value-type="float">
            <text:p>81121077</text:p>
          </table:table-cell>
          <table:table-cell office:value-type="float" office:value="43.5386" calcext:value-type="float">
            <text:p>43.5386</text:p>
          </table:table-cell>
          <table:table-cell office:value-type="float" office:value="63.55575945" calcext:value-type="float">
            <text:p>63.55575945</text:p>
          </table:table-cell>
          <table:table-cell office:value-type="float" office:value="81.49186499" calcext:value-type="float">
            <text:p>81.49186499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6192993" calcext:value-type="float">
            <text:p>6192993</text:p>
          </table:table-cell>
          <table:table-cell office:value-type="float" office:value="61.3" calcext:value-type="float">
            <text:p>61.3</text:p>
          </table:table-cell>
          <table:table-cell office:value-type="float" office:value="61.68002866" calcext:value-type="float">
            <text:p>61.68002866</text:p>
          </table:table-cell>
          <table:table-cell office:value-type="float" office:value="288.57" calcext:value-type="float">
            <text:p>288.57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float" office:value="700401" calcext:value-type="float">
            <text:p>700401</text:p>
          </table:table-cell>
          <table:table-cell office:value-type="float" office:value="39.5122" calcext:value-type="float">
            <text:p>39.5122</text:p>
          </table:table-cell>
          <table:table-cell office:value-type="float" office:value="58.08692441" calcext:value-type="float">
            <text:p>58.08692441</text:p>
          </table:table-cell>
          <table:table-cell office:value-type="float" office:value="24.96973262" calcext:value-type="float">
            <text:p>24.96973262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5253676" calcext:value-type="float">
            <text:p>5253676</text:p>
          </table:table-cell>
          <table:table-cell office:value-type="float" office:value="21.363" calcext:value-type="float">
            <text:p>21.363</text:p>
          </table:table-cell>
          <table:table-cell office:value-type="float" office:value="55.92645256" calcext:value-type="float">
            <text:p>55.92645256</text:p>
          </table:table-cell>
          <table:table-cell office:value-type="float" office:value="52.01659406" calcext:value-type="float">
            <text:p>52.01659406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82949541" calcext:value-type="float">
            <text:p>82949541</text:p>
          </table:table-cell>
          <table:table-cell office:value-type="float" office:value="17.0184" calcext:value-type="float">
            <text:p>17.0184</text:p>
          </table:table-cell>
          <table:table-cell office:value-type="float" office:value="55.81458433" calcext:value-type="float">
            <text:p>55.81458433</text:p>
          </table:table-cell>
          <table:table-cell office:value-type="float" office:value="82.949541" calcext:value-type="float">
            <text:p>82.949541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office:value-type="float" office:value="1505463" calcext:value-type="float">
            <text:p>1505463</text:p>
          </table:table-cell>
          <table:table-cell office:value-type="float" office:value="86.1478" calcext:value-type="float">
            <text:p>86.1478</text:p>
          </table:table-cell>
          <table:table-cell office:value-type="float" office:value="60.64905642" calcext:value-type="float">
            <text:p>60.64905642</text:p>
          </table:table-cell>
          <table:table-cell office:value-type="float" office:value="5.842601001" calcext:value-type="float">
            <text:p>5.842601001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1728394" calcext:value-type="float">
            <text:p>1728394</text:p>
          </table:table-cell>
          <table:table-cell office:value-type="float" office:value="57.2084" calcext:value-type="float">
            <text:p>57.2084</text:p>
          </table:table-cell>
          <table:table-cell office:value-type="float" office:value="54.14573367" calcext:value-type="float">
            <text:p>54.14573367</text:p>
          </table:table-cell>
          <table:table-cell office:value-type="float" office:value="172.8394" calcext:value-type="float">
            <text:p>172.8394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office:value-type="float" office:value="24391823" calcext:value-type="float">
            <text:p>24391823</text:p>
          </table:table-cell>
          <table:table-cell office:value-type="float" office:value="51.8684" calcext:value-type="float">
            <text:p>51.8684</text:p>
          </table:table-cell>
          <table:table-cell office:value-type="float" office:value="57.72691455" calcext:value-type="float">
            <text:p>57.72691455</text:p>
          </table:table-cell>
          <table:table-cell office:value-type="float" office:value="107.1979564" calcext:value-type="float">
            <text:p>107.1979564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14388929" calcext:value-type="float">
            <text:p>14388929</text:p>
          </table:table-cell>
          <table:table-cell office:value-type="float" office:value="49.5" calcext:value-type="float">
            <text:p>49.5</text:p>
          </table:table-cell>
          <table:table-cell office:value-type="float" office:value="54.50264804" calcext:value-type="float">
            <text:p>54.50264804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9981590" calcext:value-type="float">
            <text:p>9981590</text:p>
          </table:table-cell>
          <table:table-cell office:value-type="float" office:value="35.456" calcext:value-type="float">
            <text:p>35.456</text:p>
          </table:table-cell>
          <table:table-cell office:value-type="float" office:value="53.9532063" calcext:value-type="float">
            <text:p>53.9532063</text:p>
          </table:table-cell>
          <table:table-cell office:value-type="float" office:value="40.62180531" calcext:value-type="float">
            <text:p>40.62180531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office:value-type="float" office:value="1515224" calcext:value-type="float">
            <text:p>1515224</text:p>
          </table:table-cell>
          <table:table-cell office:value-type="float" office:value="43.8974" calcext:value-type="float">
            <text:p>43.8974</text:p>
          </table:table-cell>
          <table:table-cell office:value-type="float" office:value="55.56265146" calcext:value-type="float">
            <text:p>55.56265146</text:p>
          </table:table-cell>
          <table:table-cell office:value-type="float" office:value="53.88421053" calcext:value-type="float">
            <text:p>53.88421053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9993247" calcext:value-type="float">
            <text:p>9993247</text:p>
          </table:table-cell>
          <table:table-cell office:value-type="float" office:value="49.6" calcext:value-type="float">
            <text:p>49.6</text:p>
          </table:table-cell>
          <table:table-cell office:value-type="float" office:value="60.04647866" calcext:value-type="float">
            <text:p>60.04647866</text:p>
          </table:table-cell>
          <table:table-cell office:value-type="float" office:value="350.27" calcext:value-type="float">
            <text:p>350.27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office:value-type="float" office:value="7600524" calcext:value-type="float">
            <text:p>7600524</text:p>
          </table:table-cell>
          <table:table-cell office:value-type="float" office:value="48.8" calcext:value-type="float">
            <text:p>48.8</text:p>
          </table:table-cell>
          <table:table-cell office:value-type="float" office:value="59.45331636" calcext:value-type="float">
            <text:p>59.45331636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2702300" calcext:value-type="float">
            <text:p>2702300</text:p>
          </table:table-cell>
          <table:table-cell office:value-type="float" office:value="53.7" calcext:value-type="float">
            <text:p>53.7</text:p>
          </table:table-cell>
          <table:table-cell office:value-type="float" office:value="63.66534195" calcext:value-type="float">
            <text:p>63.66534195</text:p>
          </table:table-cell>
          <table:table-cell office:value-type="float" office:value="260.98" calcext:value-type="float">
            <text:p>260.98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0512682" calcext:value-type="float">
            <text:p>40512682</text:p>
          </table:table-cell>
          <table:table-cell office:value-type="float" office:value="23.9842" calcext:value-type="float">
            <text:p>23.9842</text:p>
          </table:table-cell>
          <table:table-cell office:value-type="float" office:value="54.90302761" calcext:value-type="float">
            <text:p>54.90302761</text:p>
          </table:table-cell>
          <table:table-cell office:value-type="float" office:value="71.18227853" calcext:value-type="float">
            <text:p>71.18227853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2171318" calcext:value-type="float">
            <text:p>2171318</text:p>
          </table:table-cell>
          <table:table-cell office:value-type="float" office:value="27.5738" calcext:value-type="float">
            <text:p>27.5738</text:p>
          </table:table-cell>
          <table:table-cell office:value-type="float" office:value="58.76079499" calcext:value-type="float">
            <text:p>58.76079499</text:p>
          </table:table-cell>
          <table:table-cell office:value-type="float" office:value="71.51903821" calcext:value-type="float">
            <text:p>71.51903821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994122" calcext:value-type="float">
            <text:p>3994122</text:p>
          </table:table-cell>
          <table:table-cell office:value-type="float" office:value="48.1822" calcext:value-type="float">
            <text:p>48.1822</text:p>
          </table:table-cell>
          <table:table-cell office:value-type="float" office:value="53.75090952" calcext:value-type="float">
            <text:p>53.75090952</text:p>
          </table:table-cell>
          <table:table-cell office:value-type="float" office:value="41.46721346" calcext:value-type="float">
            <text:p>41.46721346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6355112" calcext:value-type="float">
            <text:p>6355112</text:p>
          </table:table-cell>
          <table:table-cell office:value-type="float" office:value="77.735" calcext:value-type="float">
            <text:p>77.735</text:p>
          </table:table-cell>
          <table:table-cell office:value-type="float" office:value="64.94694657" calcext:value-type="float">
            <text:p>64.94694657</text:p>
          </table:table-cell>
          <table:table-cell office:value-type="float" office:value="3.611803085" calcext:value-type="float">
            <text:p>3.611803085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float" office:value="20713819" calcext:value-type="float">
            <text:p>20713819</text:p>
          </table:table-cell>
          <table:table-cell office:value-type="float" office:value="32.5684" calcext:value-type="float">
            <text:p>32.5684</text:p>
          </table:table-cell>
          <table:table-cell office:value-type="float" office:value="54.11642225" calcext:value-type="float">
            <text:p>54.11642225</text:p>
          </table:table-cell>
          <table:table-cell office:value-type="float" office:value="35.6189067" calcext:value-type="float">
            <text:p>35.6189067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14900841" calcext:value-type="float">
            <text:p>14900841</text:p>
          </table:table-cell>
          <table:table-cell office:value-type="float" office:value="15.6956" calcext:value-type="float">
            <text:p>15.6956</text:p>
          </table:table-cell>
          <table:table-cell office:value-type="float" office:value="51.06931393" calcext:value-type="float">
            <text:p>51.06931393</text:p>
          </table:table-cell>
          <table:table-cell office:value-type="float" office:value="158.0488014" calcext:value-type="float">
            <text:p>158.0488014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15369809" calcext:value-type="float">
            <text:p>15369809</text:p>
          </table:table-cell>
          <table:table-cell office:value-type="float" office:value="34.9258" calcext:value-type="float">
            <text:p>34.9258</text:p>
          </table:table-cell>
          <table:table-cell office:value-type="float" office:value="50.71782406" calcext:value-type="float">
            <text:p>50.71782406</text:p>
          </table:table-cell>
          <table:table-cell office:value-type="float" office:value="12.59624239" calcext:value-type="float">
            <text:p>12.59624239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3459773" calcext:value-type="float">
            <text:p>3459773</text:p>
          </table:table-cell>
          <table:table-cell office:value-type="float" office:value="41.51" calcext:value-type="float">
            <text:p>41.51</text:p>
          </table:table-cell>
          <table:table-cell office:value-type="float" office:value="57.6405864" calcext:value-type="float">
            <text:p>57.6405864</text:p>
          </table:table-cell>
          <table:table-cell office:value-type="float" office:value="3.356721645" calcext:value-type="float">
            <text:p>3.356721645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1280924" calcext:value-type="float">
            <text:p>1280924</text:p>
          </table:table-cell>
          <table:table-cell office:value-type="float" office:value="41.7974" calcext:value-type="float">
            <text:p>41.7974</text:p>
          </table:table-cell>
          <table:table-cell office:value-type="float" office:value="71.44827375" calcext:value-type="float">
            <text:p>71.44827375</text:p>
          </table:table-cell>
          <table:table-cell office:value-type="float" office:value="630.9970443" calcext:value-type="float">
            <text:p>630.9970443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113423047" calcext:value-type="float">
            <text:p>113423047</text:p>
          </table:table-cell>
          <table:table-cell office:value-type="float" office:value="77.8" calcext:value-type="float">
            <text:p>77.8</text:p>
          </table:table-cell>
          <table:table-cell office:value-type="float" office:value="64.82202078" calcext:value-type="float">
            <text:p>64.82202078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1951412" calcext:value-type="float">
            <text:p>31951412</text:p>
          </table:table-cell>
          <table:table-cell office:value-type="float" office:value="57.041" calcext:value-type="float">
            <text:p>57.041</text:p>
          </table:table-cell>
          <table:table-cell office:value-type="float" office:value="66.79777224" calcext:value-type="float">
            <text:p>66.79777224</text:p>
          </table:table-cell>
          <table:table-cell office:value-type="float" office:value="71.59178131" calcext:value-type="float">
            <text:p>71.59178131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23390765" calcext:value-type="float">
            <text:p>23390765</text:p>
          </table:table-cell>
          <table:table-cell office:value-type="float" office:value="31.2156" calcext:value-type="float">
            <text:p>31.2156</text:p>
          </table:table-cell>
          <table:table-cell office:value-type="float" office:value="52.73873357" calcext:value-type="float">
            <text:p>52.73873357</text:p>
          </table:table-cell>
          <table:table-cell office:value-type="float" office:value="29.74486253" calcext:value-type="float">
            <text:p>29.74486253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2283289" calcext:value-type="float">
            <text:p>2283289</text:p>
          </table:table-cell>
          <table:table-cell office:value-type="float" office:value="38.3908" calcext:value-type="float">
            <text:p>38.3908</text:p>
          </table:table-cell>
          <table:table-cell office:value-type="float" office:value="60.32643633" calcext:value-type="float">
            <text:p>60.32643633</text:p>
          </table:table-cell>
          <table:table-cell office:value-type="float" office:value="2.773371473" calcext:value-type="float">
            <text:p>2.773371473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5788163" calcext:value-type="float">
            <text:p>5788163</text:p>
          </table:table-cell>
          <table:table-cell office:value-type="float" office:value="57.3" calcext:value-type="float">
            <text:p>57.3</text:p>
          </table:table-cell>
          <table:table-cell office:value-type="float" office:value="61.48074817" calcext:value-type="float">
            <text:p>61.48074817</text:p>
          </table:table-cell>
          <table:table-cell office:value-type="float" office:value="43.46" calcext:value-type="float">
            <text:p>43.46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15511953" calcext:value-type="float">
            <text:p>15511953</text:p>
          </table:table-cell>
          <table:table-cell office:value-type="float" office:value="17.8684" calcext:value-type="float">
            <text:p>17.8684</text:p>
          </table:table-cell>
          <table:table-cell office:value-type="float" office:value="48.85063108" calcext:value-type="float">
            <text:p>48.85063108</text:p>
          </table:table-cell>
          <table:table-cell office:value-type="float" office:value="12.24595642" calcext:value-type="float">
            <text:p>12.24595642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158423182" calcext:value-type="float">
            <text:p>158423182</text:p>
          </table:table-cell>
          <table:table-cell office:value-type="float" office:value="49.6152" calcext:value-type="float">
            <text:p>49.6152</text:p>
          </table:table-cell>
          <table:table-cell office:value-type="float" office:value="53.78968285" calcext:value-type="float">
            <text:p>53.78968285</text:p>
          </table:table-cell>
          <table:table-cell office:value-type="float" office:value="173.9442252" calcext:value-type="float">
            <text:p>173.9442252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3516820" calcext:value-type="float">
            <text:p>3516820</text:p>
          </table:table-cell>
          <table:table-cell office:value-type="float" office:value="74.8" calcext:value-type="float">
            <text:p>74.8</text:p>
          </table:table-cell>
          <table:table-cell office:value-type="float" office:value="64.62403764" calcext:value-type="float">
            <text:p>64.62403764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6454548" calcext:value-type="float">
            <text:p>6454548</text:p>
          </table:table-cell>
          <table:table-cell office:value-type="float" office:value="61.5" calcext:value-type="float">
            <text:p>61.5</text:p>
          </table:table-cell>
          <table:table-cell office:value-type="float" office:value="61.66656187" calcext:value-type="float">
            <text:p>61.66656187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9076512" calcext:value-type="float">
            <text:p>29076512</text:p>
          </table:table-cell>
          <table:table-cell office:value-type="float" office:value="71.6" calcext:value-type="float">
            <text:p>71.6</text:p>
          </table:table-cell>
          <table:table-cell office:value-type="float" office:value="64.24074122" calcext:value-type="float">
            <text:p>64.24074122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10624005" calcext:value-type="float">
            <text:p>10624005</text:p>
          </table:table-cell>
          <table:table-cell office:value-type="float" office:value="19.1192" calcext:value-type="float">
            <text:p>19.1192</text:p>
          </table:table-cell>
          <table:table-cell office:value-type="float" office:value="54.55332345" calcext:value-type="float">
            <text:p>54.55332345</text:p>
          </table:table-cell>
          <table:table-cell office:value-type="float" office:value="430.6447102" calcext:value-type="float">
            <text:p>430.644710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12433728" calcext:value-type="float">
            <text:p>12433728</text:p>
          </table:table-cell>
          <table:table-cell office:value-type="float" office:value="42.5598" calcext:value-type="float">
            <text:p>42.5598</text:p>
          </table:table-cell>
          <table:table-cell office:value-type="float" office:value="54.10566927" calcext:value-type="float">
            <text:p>54.10566927</text:p>
          </table:table-cell>
          <table:table-cell office:value-type="float" office:value="64.58073028" calcext:value-type="float">
            <text:p>64.58073028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86525" calcext:value-type="float">
            <text:p>86525</text:p>
          </table:table-cell>
          <table:table-cell office:value-type="float" office:value="53.6236" calcext:value-type="float">
            <text:p>53.6236</text:p>
          </table:table-cell>
          <table:table-cell table:style-name="Default"/>
          <table:table-cell office:value-type="float" office:value="188.0978261" calcext:value-type="float">
            <text:p>188.0978261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5867536" calcext:value-type="float">
            <text:p>5867536</text:p>
          </table:table-cell>
          <table:table-cell office:value-type="float" office:value="39.2558" calcext:value-type="float">
            <text:p>39.2558</text:p>
          </table:table-cell>
          <table:table-cell office:value-type="float" office:value="55.24813976" calcext:value-type="float">
            <text:p>55.24813976</text:p>
          </table:table-cell>
          <table:table-cell office:value-type="float" office:value="81.92594247" calcext:value-type="float">
            <text:p>81.92594247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49991300" calcext:value-type="float">
            <text:p>49991300</text:p>
          </table:table-cell>
          <table:table-cell office:value-type="float" office:value="61.9868" calcext:value-type="float">
            <text:p>61.9868</text:p>
          </table:table-cell>
          <table:table-cell office:value-type="float" office:value="65.35422778" calcext:value-type="float">
            <text:p>65.35422778</text:p>
          </table:table-cell>
          <table:table-cell office:value-type="float" office:value="41.16305878" calcext:value-type="float">
            <text:p>41.16305878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33603637" calcext:value-type="float">
            <text:p>33603637</text:p>
          </table:table-cell>
          <table:table-cell office:value-type="float" office:value="33.2352" calcext:value-type="float">
            <text:p>33.2352</text:p>
          </table:table-cell>
          <table:table-cell office:value-type="float" office:value="56.5943748" calcext:value-type="float">
            <text:p>56.5943748</text:p>
          </table:table-cell>
          <table:table-cell office:value-type="float" office:value="18.3299415" calcext:value-type="float">
            <text:p>18.3299415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1055506" calcext:value-type="float">
            <text:p>1055506</text:p>
          </table:table-cell>
          <table:table-cell office:value-type="float" office:value="21.2808" calcext:value-type="float">
            <text:p>21.2808</text:p>
          </table:table-cell>
          <table:table-cell office:value-type="float" office:value="58.70188668" calcext:value-type="float">
            <text:p>58.70188668</text:p>
          </table:table-cell>
          <table:table-cell office:value-type="float" office:value="61.36662791" calcext:value-type="float">
            <text:p>61.36662791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6027798" calcext:value-type="float">
            <text:p>6027798</text:p>
          </table:table-cell>
          <table:table-cell office:value-type="float" office:value="38.02" calcext:value-type="float">
            <text:p>38.02</text:p>
          </table:table-cell>
          <table:table-cell office:value-type="float" office:value="57.30522719" calcext:value-type="float">
            <text:p>57.30522719</text:p>
          </table:table-cell>
          <table:table-cell office:value-type="float" office:value="110.8254826" calcext:value-type="float">
            <text:p>110.8254826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10549100" calcext:value-type="float">
            <text:p>10549100</text:p>
          </table:table-cell>
          <table:table-cell office:value-type="float" office:value="66.3142" calcext:value-type="float">
            <text:p>66.3142</text:p>
          </table:table-cell>
          <table:table-cell office:value-type="float" office:value="69.76987477" calcext:value-type="float">
            <text:p>69.76987477</text:p>
          </table:table-cell>
          <table:table-cell office:value-type="float" office:value="67.90100412" calcext:value-type="float">
            <text:p>67.90100412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33424683" calcext:value-type="float">
            <text:p>33424683</text:p>
          </table:table-cell>
          <table:table-cell office:value-type="float" office:value="15.579" calcext:value-type="float">
            <text:p>15.579</text:p>
          </table:table-cell>
          <table:table-cell office:value-type="float" office:value="49.17530545" calcext:value-type="float">
            <text:p>49.17530545</text:p>
          </table:table-cell>
          <table:table-cell office:value-type="float" office:value="167.2823332" calcext:value-type="float">
            <text:p>167.2823332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44841226" calcext:value-type="float">
            <text:p>44841226</text:p>
          </table:table-cell>
          <table:table-cell office:value-type="float" office:value="26.7424" calcext:value-type="float">
            <text:p>26.7424</text:p>
          </table:table-cell>
          <table:table-cell office:value-type="float" office:value="52.05569157" calcext:value-type="float">
            <text:p>52.05569157</text:p>
          </table:table-cell>
          <table:table-cell office:value-type="float" office:value="50.62229171" calcext:value-type="float">
            <text:p>50.62229171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28834000" calcext:value-type="float">
            <text:p>28834000</text:p>
          </table:table-cell>
          <table:table-cell office:value-type="float" office:value="94" calcext:value-type="float">
            <text:p>94</text:p>
          </table:table-cell>
          <table:table-cell office:value-type="float" office:value="65.10191464" calcext:value-type="float">
            <text:p>65.1019146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12926409" calcext:value-type="float">
            <text:p>12926409</text:p>
          </table:table-cell>
          <table:table-cell office:value-type="float" office:value="39.1654" calcext:value-type="float">
            <text:p>39.1654</text:p>
          </table:table-cell>
          <table:table-cell office:value-type="float" office:value="50.45034642" calcext:value-type="float">
            <text:p>50.45034642</text:p>
          </table:table-cell>
          <table:table-cell office:value-type="float" office:value="17.38846231" calcext:value-type="float">
            <text:p>17.38846231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12571454" calcext:value-type="float">
            <text:p>12571454</text:p>
          </table:table-cell>
          <table:table-cell office:value-type="float" office:value="57.4189047" calcext:value-type="float">
            <text:p>57.4189047</text:p>
          </table:table-cell>
          <table:table-cell office:value-type="float" office:value="32.49697299" calcext:value-type="float">
            <text:p>32.49697299</text:p>
          </table:table-cell>
          <table:table-cell office:value-type="float" office:value="32.5" calcext:value-type="float">
            <text:p>3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9:49:35.162000000</meta:creation-date>
    <dc:date>2014-03-12T09:51:06.950000000</dc:date>
    <meta:editing-duration>P0D</meta:editing-duration>
    <meta:editing-cycles>1</meta:editing-cycles>
    <meta:document-statistic meta:table-count="1" meta:cell-count="354" meta:object-count="0"/>
    <meta:generator>LibreOffice/4.2.1.1$Windows_x86 LibreOffice_project/d7dbbd7842e6a58b0f521599204e827654e1fb8b</meta:generator>
  </office:meta>
</office:document-meta>
</file>